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Basic/" manifest:media-type="application/binary"/>
  <manifest:file-entry manifest:full-path="Basic/Standard/" manifest:media-type="application/binary"/>
  <manifest:file-entry manifest:full-path="Basic/Standard/py4lo.xml" manifest:media-type="text/xml"/>
  <manifest:file-entry manifest:full-path="Basic/Standard/script-lb.xml" manifest:media-type="text/xml"/>
  <manifest:file-entry manifest:full-path="Basic/script-lc.xml" manifest:media-type="text/xml"/>
  <manifest:file-entry manifest:full-path="Assets/" manifest:media-type="application/binary"/>
  <manifest:file-entry manifest:full-path="Scripts/" manifest:media-type="application/binary"/>
  <manifest:file-entry manifest:full-path="Scripts/python/" manifest:media-type="application/binary"/>
  <manifest:file-entry manifest:full-path="Scripts/python/example_lib/" manifest:media-type="application/binary"/>
  <manifest:file-entry manifest:full-path="Scripts/python/example_lib/__init__.py" manifest:media-type=""/>
  <manifest:file-entry manifest:full-path="Scripts/python/alib.py" manifest:media-type=""/>
  <manifest:file-entry manifest:full-path="Scripts/python/example.py" manifest:media-type=""/>
  <manifest:file-entry manifest:full-path="Scripts/python/py4lo_dialogs.py" manifest:media-type=""/>
  <manifest:file-entry manifest:full-path="Scripts/python/py4lo_io.py" manifest:media-type=""/>
  <manifest:file-entry manifest:full-path="Scripts/python/py4lo_commons.py" manifest:media-type=""/>
  <manifest:file-entry manifest:full-path="Scripts/python/py4lo_helper.py" manifest:media-type=""/>
  <manifest:file-entry manifest:full-path="Scripts/python/py4lo_typing.py" manifest:media-type=""/>
  <manifest:file-entry manifest:full-path="Assets/LICENSE.txt"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P1" style:family="paragraph">
      <style:paragraph-properties fo:text-align="center"/>
    </style:style>
    <style:style style:name="T1" style:family="text">
      <style:text-properties style:font-name="DejaVu Sans Mono"/>
    </style:style>
  </office:automatic-styles>
  <office:body>
    <office:spreadsheet>
      <table:table table:name="Feuille1" table:style-name="ta1" table:print="fals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essage_example?language=Python&amp;location=document" xlink:type="simple"/>
              </office:event-listeners>
            </form:button>
          </form:form>
        </office:forms>
        <table:shapes>
          <draw:control draw:z-index="0" draw:text-style-name="P1" svg:width="44.89mm" svg:height="9.04mm" svg:x="74.71mm" svg:y="19.15mm" draw:control="control1"/>
        </table:shapes>
        <table:table-column table:style-name="co1" table:default-cell-style-name="Default"/>
        <table:table-row table:style-name="ro1">
          <table:table-cell office:value-type="string" calcext:value-type="string">
            <text:p>In this py4lo example, Python scripts are packed with :	<text:span text:style-name="T1">python py4lo update</text:span> or <text:span text:style-name="T1">python py4lo run</text:span>.</text:p>
          </table:table-cell>
        </table:table-row>
        <table:table-row table:style-name="ro1">
          <table:table-cell office:value-type="string" calcext:value-type="string">
            <text:p>If you are in file <text:span text:style-name="T1">p4lo-example-updated.ods</text:span>, then the Python scripts are available in :<text:span text:style-name="T1"> Tools &gt; Macros &gt; Run Macro &gt; py4lo-example-updated.ods</text:span></text:p>
          </table:table-cell>
        </table:table-row>
        <table:table-row table:style-name="ro1">
          <table:table-cell office:value-type="string" calcext:value-type="string">
            <text:p>You can now easily attach those scripts to button events with <text:span text:style-name="T1">View &gt; Toolbars &gt; Form Controls</text:span>. See https://help.libreoffice.org/Common/Form_Control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21:15:54.0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4:26:02.124000000</meta:creation-date>
    <meta:generator>LibreOffice/5.0.5.2$Windows_x86 LibreOffice_project/55b006a02d247b5f7215fc6ea0fde844b30035b3</meta:generator>
    <dc:date>2016-12-27T21:16:35.374000000</dc:date>
    <meta:editing-duration>PT5M6S</meta:editing-duration>
    <meta:editing-cycles>3</meta:editing-cycles>
    <meta:document-statistic meta:table-count="1" meta:cell-count="3" meta:object-count="1"/>
  </office:meta>
</office:document-meta>
</file>

<file path=Assets/LICENSE.txt>                    GNU GENERAL PUBLIC LICENSE
                       Version 3, 29 June 2007

 Copyright (C) 2007 Free Software Foundation, Inc. <https://fsf.org/>
 Everyone is permitted to copy and distribute verbatim copies
 of this license document, but changing it is not allowed.

                            Preamble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

                       TERMS AND CONDITIONS

  0. Definitions.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1. Source Code.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

  2. Basic Permissions.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

  3. Protecting Users' Legal Rights From Anti-Circumvention Law.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4. Conveying Verbatim Copies.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

  5. Conveying Modified Source Versions.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6. Conveying Non-Source Forms.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7. Additional Terms.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

  8. Termination.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9. Acceptance Not Required for Having Copies.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10. Automatic Licensing of Downstream Recipients.

  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11. Patents.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

  12. No Surrender of Others' Freedom.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

  13. Use with the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14. Revised Versions of this License.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

  15. Disclaimer of Warranty.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16. Limitation of Liability.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17. Interpretation of Sections 15 and 16.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END OF TERMS AND CONDITIONS

            How to Apply These Terms to Your New Programs

  If you develop a new program, and you want it to be of the greatest
possible use to the public, the best way to achieve this is to make it
free software which everyone can redistribute and change under these terms.

  To do so, attach the following notices to the program.  It is safest
to attach them to the start of each source file to most effectively
state the exclusion of warranty; and each file should have at least
the "copyright" line and a pointer to where the full notice is found.

    <one line to give the program's name and a brief idea of what it does.>
    Copyright (C) <year>  <name of author>

    This program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see <https://www.gnu.org/licenses/>.

Also add information on how to contact you by electronic and paper mail.

  If the program does terminal interaction, make it output a short
notice like this when it starts in an interactive mode:

    <program>  Copyright (C) <year>  <name of author>
    This program comes with ABSOLUTELY NO WARRANTY; for details type `show w'.
    This is free software, and you are welcome to redistribute it
    under certain conditions; type `show c' for details.

The hypothetical commands `show w' and `show c' should show the appropriate
parts of the General Public License.  Of course, your program's commands
might be different; for a GUI interface, you would use an "about box".

  You should also get your employer (if you work as a programmer) or school,
if any, to sign a "copyright disclaimer" for the program, if necessary.
For more information on this, and how to apply and follow the GNU GPL, see
<https://www.gnu.org/licenses/>.

  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https://www.gnu.org/licenses/why-not-lgpl.html>.


"CLASSPATH" EXCEPTION TO THE GPL

Certain source files of Py4LO are subject to the following clarification and
special exception to the GPL, but only where the words "THIS FILE IS SUBJECT
TO THE "CLASSPATH" EXCEPTION" is included in the particular source file's
header

    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file>